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fdf8" officeooo:paragraph-rsid="003774df"/>
    </style:style>
    <style:style style:name="P2" style:family="paragraph" style:parent-style-name="Text_20_body">
      <style:text-properties officeooo:rsid="001f1efa" officeooo:paragraph-rsid="003774df"/>
    </style:style>
    <style:style style:name="P3" style:family="paragraph" style:parent-style-name="Text_20_body">
      <style:text-properties officeooo:rsid="001fd429" officeooo:paragraph-rsid="003774df"/>
    </style:style>
    <style:style style:name="P4" style:family="paragraph" style:parent-style-name="Text_20_body">
      <style:text-properties officeooo:rsid="0021df8b" officeooo:paragraph-rsid="0038444e"/>
    </style:style>
    <style:style style:name="P5" style:family="paragraph" style:parent-style-name="Text_20_body">
      <style:text-properties officeooo:rsid="0021df8b" officeooo:paragraph-rsid="003a1e4b"/>
    </style:style>
    <style:style style:name="P6" style:family="paragraph" style:parent-style-name="Text_20_body">
      <style:text-properties officeooo:rsid="0022e3f8" officeooo:paragraph-rsid="0038444e"/>
    </style:style>
    <style:style style:name="P7" style:family="paragraph" style:parent-style-name="Text_20_body">
      <style:text-properties officeooo:paragraph-rsid="0038444e"/>
    </style:style>
    <style:style style:name="P8" style:family="paragraph" style:parent-style-name="Heading_20_1" style:master-page-name="Right_20_Page">
      <style:paragraph-properties style:page-number="auto"/>
      <style:text-properties officeooo:rsid="0021df8b" officeooo:paragraph-rsid="0038444e"/>
    </style:style>
    <style:style style:name="P9" style:family="paragraph" style:parent-style-name="Heading_20_2">
      <style:text-properties officeooo:paragraph-rsid="003774df"/>
    </style:style>
    <style:style style:name="P10" style:family="paragraph" style:parent-style-name="Heading_20_2">
      <style:text-properties officeooo:paragraph-rsid="0038444e"/>
    </style:style>
    <style:style style:name="P11" style:family="paragraph" style:parent-style-name="Heading_20_3">
      <style:text-properties officeooo:rsid="001efdf8" officeooo:paragraph-rsid="003774df"/>
    </style:style>
    <style:style style:name="P12" style:family="paragraph" style:parent-style-name="Heading_20_3">
      <style:text-properties officeooo:paragraph-rsid="003774df"/>
    </style:style>
    <style:style style:name="P13" style:family="paragraph" style:parent-style-name="Heading_20_3">
      <style:text-properties officeooo:paragraph-rsid="0038444e"/>
    </style:style>
    <style:style style:name="T1" style:family="text">
      <style:text-properties officeooo:rsid="0027116b"/>
    </style:style>
    <style:style style:name="T2" style:family="text">
      <style:text-properties officeooo:rsid="001f1efa"/>
    </style:style>
    <style:style style:name="T3" style:family="text">
      <style:text-properties officeooo:rsid="000f14e3"/>
    </style:style>
    <style:style style:name="T4" style:family="text">
      <style:text-properties officeooo:rsid="001fd429"/>
    </style:style>
    <style:style style:name="T5" style:family="text">
      <style:text-properties officeooo:rsid="001efdf8"/>
    </style:style>
    <style:style style:name="T6" style:family="text">
      <style:text-properties officeooo:rsid="003774df"/>
    </style:style>
    <style:style style:name="T7" style:family="text">
      <style:text-properties officeooo:rsid="0021df8b"/>
    </style:style>
    <style:style style:name="T8" style:family="text">
      <style:text-properties officeooo:rsid="0022e3f8"/>
    </style:style>
    <style:style style:name="T9" style:family="text">
      <style:text-properties officeooo:rsid="0038444e"/>
    </style:style>
    <style:style style:name="T10" style:family="text">
      <style:text-properties officeooo:rsid="003a1e4b"/>
    </style:style>
    <style:style style:name="T11" style:family="text">
      <style:text-properties fo:font-size="16.7000007629395pt" style:font-size-asian="14.6000003814697pt" style:font-size-complex="16.700000762939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oonshadow</text:h>
      <text:p text:style-name="P10">(<text:span text:style-name="T7">Cat Stevens</text:span>)</text:p>
      <text:p text:style-name="P13"><text:span text:style-name="T7">[CHORUS]</text:span></text:p>
      <text:p text:style-name="P4"><text:s text:c="4"/>D <text:s text:c="22"/><text:span text:style-name="T9">G</text:span> <text:s text:c="2"/><text:span text:style-name="T9">D</text:span> <text:s text:c="4"/></text:p>
      <text:p text:style-name="P4">Oh, I'm being followed by a moonshadow,</text:p>
      <text:p text:style-name="P4">G <text:s text:c="10"/><text:span text:style-name="T9">A7</text:span> <text:s/>D</text:p>
      <text:p text:style-name="P4">moonshadow, moonshadow</text:p>
      <text:p text:style-name="P4">D <text:s text:c="23"/><text:span text:style-name="T9">G</text:span> <text:s text:c="2"/><text:span text:style-name="T9">D</text:span> <text:s text:c="4"/></text:p>
      <text:p text:style-name="P4">Leaping and hopping on a moonshadow,</text:p>
      <text:p text:style-name="P4">G <text:s text:c="10"/><text:span text:style-name="T9">A7</text:span> <text:s/>D</text:p>
      <text:p text:style-name="P4">moonshadow, moonshadow</text:p>
      <text:p text:style-name="P13">[VERSE 1]</text:p>
      <text:p text:style-name="P5"><text:s text:c="4"/>G <text:s text:c="3"/>D <text:s text:c="3"/>G <text:s text:c="6"/>D <text:s text:c="5"/>G <text:s text:c="6"/>D <text:s text:c="6"/>Em <text:s text:c="5"/>A</text:p>
      <text:p text:style-name="P5">And if I ever lose my hands, <text:span text:style-name="T10">lose my plough, lose my land</text:span></text:p>
      <text:p text:style-name="P4"><text:s text:c="3"/>G <text:s text:c="3"/>D <text:s text:c="3"/>G <text:s text:c="6"/>D <text:s text:c="8"/>Em <text:s text:c="3"/>A7 <text:s/>D <text:s/>Bm </text:p>
      <text:p text:style-name="P4">Oh if I ever lose my hands, Oh if------------- </text:p>
      <text:p text:style-name="P4"><text:s text:c="2"/>Em <text:s text:c="11"/>A7 <text:s text:c="4"/>D</text:p>
      <text:p text:style-name="P4">I won't have to work no more.</text:p>
      <text:p text:style-name="P13">[VERSE 2]</text:p>
      <text:p text:style-name="P4"><text:s text:c="4"/>G <text:s text:c="3"/>D <text:s text:c="3"/>G <text:s text:c="6"/>D <text:s text:c="4"/>G <text:s text:c="4"/>D <text:s text:c="7"/>Em <text:s text:c="5"/>A7</text:p>
      <text:p text:style-name="P4">And if I ever lose my eyes, if my colors all ran dry,</text:p>
      <text:p text:style-name="P4"><text:s text:c="4"/>G <text:s text:c="3"/>D <text:s text:c="3"/>G <text:s text:c="6"/>D <text:s text:c="7"/>Em <text:s text:c="2"/>A7 <text:s/>D <text:s/>Bm </text:p>
      <text:p text:style-name="P4">Yes if I ever lose my eyes, Oh if------------</text:p>
      <text:p text:style-name="P4"><text:s text:c="2"/>Em <text:s text:c="11"/>A7 <text:s text:c="4"/>D</text:p>
      <text:p text:style-name="P4">I won't have to cry no more.</text:p>
      <text:p text:style-name="P13"><text:span text:style-name="T7">[CHORUS]</text:span></text:p>
      <text:p text:style-name="P4"><text:s text:c="4"/>D <text:s text:c="22"/><text:span text:style-name="T9">G</text:span> <text:s text:c="2"/><text:span text:style-name="T9">D</text:span> <text:s text:c="4"/></text:p>
      <text:p text:style-name="P4">Oh, I'm being followed by a <text:span text:style-name="T11">moonshadow</text:span>,</text:p>
      <text:p text:style-name="P4">G <text:s text:c="10"/><text:span text:style-name="T9">A7</text:span> <text:s/>D</text:p>
      <text:p text:style-name="P4">moonshadow, moonshadow</text:p>
      <text:p text:style-name="P4">D <text:s text:c="23"/><text:span text:style-name="T9">G</text:span> <text:s text:c="2"/><text:span text:style-name="T9">D</text:span> <text:s text:c="4"/></text:p>
      <text:p text:style-name="P4">Leaping and hopping on a moonshadow,</text:p>
      <text:p text:style-name="P4">G <text:s text:c="10"/><text:span text:style-name="T9">A7</text:span> <text:s/>D</text:p>
      <text:p text:style-name="P4">moonshadow, moonshadow</text:p>
      <text:p text:style-name="P13"><text:soft-page-break/>[VERSE 3]</text:p>
      <text:p text:style-name="P4"><text:s text:c="4"/>G <text:s text:c="3"/>D <text:s text:c="3"/>G <text:s text:c="6"/>D <text:s text:c="4"/>G <text:s text:c="6"/>D <text:s text:c="8"/>Em <text:s text:c="5"/>A7</text:p>
      <text:p text:style-name="P4">And if i ever lose my legs, I won't moan, and I won't beg,</text:p>
      <text:p text:style-name="P4"><text:s text:c="4"/>G <text:s text:c="3"/>D <text:s text:c="3"/>G <text:s text:c="6"/>D <text:s text:c="9"/>Em <text:s text:c="2"/>A7 <text:s/>D <text:s/>Bm <text:s text:c="2"/></text:p>
      <text:p text:style-name="P4">Yes if I ever lose my legs, Oh if--------------</text:p>
      <text:p text:style-name="P4"><text:s text:c="2"/>Em <text:s text:c="11"/>A7 <text:s text:c="5"/>D</text:p>
      <text:p text:style-name="P4"><text:span text:style-name="T9">I </text:span>won't have to walk no more.</text:p>
      <text:p text:style-name="P13">[VERSE 4]</text:p>
      <text:p text:style-name="P5"><text:s text:c="4"/>G <text:s text:c="3"/>D <text:s text:c="3"/>G <text:s text:c="6"/>D <text:s text:c="5"/>G <text:s text:c="5"/>D <text:s text:c="5"/>Em <text:s text:c="5"/>A7 <text:s/></text:p>
      <text:p text:style-name="P5">And if i ever lose my mouth, <text:span text:style-name="T10">a</text:span>ll my teeth, <text:span text:style-name="T10">N</text:span>orth <text:span text:style-name="T10">&amp; S</text:span>outh,</text:p>
      <text:p text:style-name="P4"><text:s text:c="4"/>G <text:s text:c="3"/>D <text:s text:c="3"/>G <text:s text:c="6"/>D <text:s text:c="10"/>Em <text:s text:c="2"/>A7 <text:s/>D <text:s/>Bm <text:s text:c="2"/></text:p>
      <text:p text:style-name="P4">Yes if I ever lose my mouth, Oh if--------------</text:p>
      <text:p text:style-name="P4"><text:s text:c="2"/>Em <text:s text:c="11"/>A7 <text:s text:c="5"/>D</text:p>
      <text:p text:style-name="P4"><text:span text:style-name="T9">I </text:span>won't have to talk no more.</text:p>
      <text:p text:style-name="P13">[BRIDGE]</text:p>
      <text:p text:style-name="P6">E7 <text:s text:c="17"/>A <text:s text:c="8"/></text:p>
      <text:p text:style-name="P6">Did it take long to find me? <text:s/></text:p>
      <text:p text:style-name="P6">E7 <text:s text:c="18"/>A</text:p>
      <text:p text:style-name="P6">I asked the faithful light.</text:p>
      <text:p text:style-name="P6">E7 <text:s text:c="17"/>A <text:s text:c="8"/></text:p>
      <text:p text:style-name="P6">Did it take long to find me? <text:s/></text:p>
      <text:p text:style-name="P6">E7 <text:s text:c="24"/>A <text:s text:c="5"/>A7</text:p>
      <text:p text:style-name="P6">And are you gonna stay the ni---ght?</text:p>
      <text:p text:style-name="P13"><text:span text:style-name="T7">[CHORUS]</text:span></text:p>
      <text:p text:style-name="P4"><text:s text:c="4"/>D <text:s text:c="22"/><text:span text:style-name="T9">G</text:span> <text:s text:c="2"/><text:span text:style-name="T9">D</text:span> <text:s text:c="4"/></text:p>
      <text:p text:style-name="P4">Oh, I'm being followed by a moonshadow,</text:p>
      <text:p text:style-name="P4">G <text:s text:c="10"/><text:span text:style-name="T9">A7</text:span> <text:s/>D</text:p>
      <text:p text:style-name="P4">moonshadow, moonshadow</text:p>
      <text:p text:style-name="P4">D <text:s text:c="23"/><text:span text:style-name="T9">G</text:span> <text:s text:c="2"/><text:span text:style-name="T9">D</text:span> <text:s text:c="4"/></text:p>
      <text:p text:style-name="P4">Leaping and hopping on a moonshadow,</text:p>
      <text:p text:style-name="P4">G <text:s text:c="10"/><text:span text:style-name="T9">A7</text:span> <text:s/>D</text:p>
      <text:p text:style-name="P4">moonshadow, moonshad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6.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2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2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31M1S</meta:editing-duration>
    <meta:editing-cycles>41</meta:editing-cycles>
    <meta:generator>LibreOffice/5.3.6.1$MacOSX_X86_64 LibreOffice_project/686f202eff87ef707079aeb7f485847613344eb7</meta:generator>
    <dc:title>Lyrics + Chords</dc:title>
    <dc:date>2017-11-03T16:36:16.682270000</dc:date>
    <meta:print-date>2017-04-03T12:23:29.985893000</meta:print-date>
    <meta:document-statistic meta:table-count="0" meta:image-count="0" meta:object-count="0" meta:page-count="2" meta:paragraph-count="66" meta:word-count="331" meta:character-count="2047" meta:non-whitespace-character-count="108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